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he Earth Compact: A Democratic Framework for Global Governance</text:span></text:p>
      <text:p text:style-name="Horizontal_20_Line"/>
      <text:h text:style-name="Heading_20_3" text:outline-level="3"><text:span text:style-name="Strong_20_Emphasis">Preamble</text:span></text:h>
      <text:p text:style-name="Text_20_body">We, the peoples of Earth, in pursuit of peace, justice, dignity, and sustainability for all, do establish this Earth Compact. Acknowledging the interdependence of our global community, the urgency of planetary crises, and the moral imperative to safeguard future generations, we hereby commit to a system of democratic, ethical, and inclusive global governance. This Compact affirms that legitimate power arises from the will of the people, is bound by law, and is accountable to the commons of humanity and Earth.</text:p>
      <text:p text:style-name="Horizontal_20_Line"/>
      <text:h text:style-name="Heading_20_3" text:outline-level="3"><text:span text:style-name="Strong_20_Emphasis">Article I – Foundations and Principles</text:span></text:h>
      <text:p text:style-name="Text_20_body">1.1 The Earth Compact shall be guided by the core principles of democracy, sustainability, equity, peace, and transparency.</text:p>
      <text:p text:style-name="Text_20_body">1.2 Sovereignty is redefined as shared responsibility, where all peoples participate in shaping the global future.</text:p>
      <text:p text:style-name="Text_20_body">1.3 All signatory entities commit to uphold and protect universal human rights, planetary boundaries, and intergenerational justice.</text:p>
      <text:p text:style-name="Text_20_body">1.4 No single state, corporation, or individual shall exercise exclusive authority over global commons.</text:p>
      <text:p text:style-name="Horizontal_20_Line"/>
      <text:h text:style-name="Heading_20_3" text:outline-level="3"><text:span text:style-name="Strong_20_Emphasis">Article II – Institutions of Global Governance</text:span></text:h>
      <text:p text:style-name="Text_20_body">2.1 A Global Assembly shall be established, composed of representatives from both national governments and directly elected citizen delegates.</text:p>
      <text:p text:style-name="Text_20_body">2.2 An Ethics Council, consisting of impartial elders, legal scholars, and civic leaders, shall serve as a guardian of the Compact's moral foundation.</text:p>
      <text:p text:style-name="Text_20_body">2.3 A Planetary Court shall adjudicate disputes, enforce compliance, and ensure that global laws reflect the Compact’s principles.</text:p>
      <text:p text:style-name="Text_20_body">2.4 An Earth Secretariat shall administer the day-to-day functions of the Compact and provide open data access to all.</text:p>
      <text:p text:style-name="Horizontal_20_Line"/>
      <text:h text:style-name="Heading_20_3" text:outline-level="3"><text:span text:style-name="Strong_20_Emphasis">Article XI – Global Ethics Oversight Council (“Ethics Round Table”)</text:span></text:h>
      <text:p text:style-name="Text_20_body"><text:span text:style-name="Strong_20_Emphasis">Section 1. Composition &amp; Tenure</text:span><text:line-break/>1.1 Comprised of twelve independent members, each serving staggered four-year terms (maximum one reappointment).<text:line-break/>1.2 Members shall reflect global diversity, expertise in ethics, law, ecology, health, and public <text:soft-page-break/>reasoning.<text:line-break/>1.3 No member shall concurrently hold office in any government or corporation.</text:p>
      <text:p text:style-name="Text_20_body"><text:span text:style-name="Strong_20_Emphasis">Section 2. Leadership Without a Leader</text:span><text:line-break/>2.1 Deliberations are guided by rotating facilitators, with no permanent chair.<text:line-break/>2.2 Consensus is preferred; decisions require ≥9/12 supermajority when needed.</text:p>
      <text:p text:style-name="Text_20_body"><text:span text:style-name="Strong_20_Emphasis">Section 3. Mandate &amp; Powers</text:span><text:line-break/>3.1 Reviews all ethically sensitive global governance proposals.<text:line-break/>3.2 Issues binding ethical opinions, which may only be overridden with public justification.<text:line-break/>3.3 Hosts annual global ethics forums for public dialogue.</text:p>
      <text:p text:style-name="Text_20_body"><text:span text:style-name="Strong_20_Emphasis">Section 4. Accountability &amp; Transparency</text:span><text:line-break/>4.1 Publishes annual impact reports.<text:line-break/>4.2 Must respond to any citizen petition with ≥1 million global signatures.</text:p>
      <text:p text:style-name="Horizontal_20_Line"/>
      <text:h text:style-name="Heading_20_3" text:outline-level="3"><text:span text:style-name="Strong_20_Emphasis">Article XII – Transition &amp; Voting Mechanisms</text:span></text:h>
      <text:p text:style-name="Text_20_body"><text:span text:style-name="Strong_20_Emphasis">Section 1. Founding Constitutional Convention</text:span><text:line-break/>1.1 500 delegates: 60% elected nationally, 20% civil society/citizen-appointed, 20% Indigenous and marginalized communities.<text:line-break/>1.2 Elections shall be transparent, verifiable, and globally accessible.</text:p>
      <text:p text:style-name="Text_20_body"><text:span text:style-name="Strong_20_Emphasis">Section 2. Voting Principles</text:span><text:line-break/>2.1 All votes shall be secret and equal.<text:line-break/>2.2 Global referenda require ≥60% turnout and ≥66% approval to pass foundational amendments.</text:p>
      <text:p text:style-name="Text_20_body"><text:span text:style-name="Strong_20_Emphasis">Section 3. Citizen Juries</text:span><text:line-break/>3.1 Randomly selected citizen juries (100–200 people) convene for deliberation on major constitutional issues.<text:line-break/>3.2 Their recommendations are published alongside legislative debate.</text:p>
      <text:p text:style-name="Horizontal_20_Line"/>
      <text:h text:style-name="Heading_20_3" text:outline-level="3"><text:span text:style-name="Strong_20_Emphasis">Article XIII – Enforcement &amp; Compliance Mechanisms</text:span></text:h>
      <text:p text:style-name="Text_20_body"><text:span text:style-name="Strong_20_Emphasis">Section 1. Global Court of Humanity &amp; Nature</text:span><text:line-break/>1.1 Composed of 9 judges with overlapping five-year terms.<text:line-break/>1.2 Jurisdiction includes: crimes against humanity, ecocide, and failure to comply with ethical rulings.</text:p>
      <text:p text:style-name="Text_20_body"><text:span text:style-name="Strong_20_Emphasis">Section 2. Enforcement Service</text:span><text:line-break/>2.1 A professional, non-militarized compliance service shall operate under court authorization.<text:line-break/>2.2 Deploys legal monitors, environmental inspectors, and civic enforcers.</text:p>
      <text:p text:style-name="Text_20_body"><text:span text:style-name="Strong_20_Emphasis">Section 3. Escalation Protocol</text:span><text:line-break/>3.1 Violations may be reported by citizens, NGOs, or Compact institutions.<text:line-break/>3.2 Ethics Round Table initiates review; non-compliance triggers court intervention.</text:p>
      <text:p text:style-name="Text_20_body"><text:soft-page-break/><text:span text:style-name="Strong_20_Emphasis">Section 4. No King, No Veto</text:span><text:line-break/>4.1 All enforcement actions are collective.<text:line-break/>4.2 There is no single executive authority or veto-holder.</text:p>
      <text:p text:style-name="Horizontal_20_Line"/>
      <text:h text:style-name="Heading_20_3" text:outline-level="3"><text:span text:style-name="Strong_20_Emphasis">Article XIV – Path to Adoption and Democratic Implementation</text:span></text:h>
      <text:p text:style-name="Text_20_body">[Preamble and sections retained as previously written.]</text:p>
      <text:p text:style-name="Horizontal_20_Line"/>
      <text:h text:style-name="Heading_20_3" text:outline-level="3"><text:span text:style-name="Strong_20_Emphasis">Article XV – Integrity and Anti-Corruption Framework</text:span></text:h>
      <text:p text:style-name="Text_20_body">[Preamble and sections retained as previously written.]</text:p>
      <text:p text:style-name="Horizontal_20_Line"/>
      <text:h text:style-name="Heading_20_3" text:outline-level="3"><text:span text:style-name="Strong_20_Emphasis">Article XVI – Rights and Freedoms</text:span></text:h>
      <text:p text:style-name="Text_20_body">[Preamble and sections retained as previously written.]</text:p>
      <text:p text:style-name="Horizontal_20_Line"/>
      <text:p text:style-name="Text_20_body"><text:span text:style-name="Strong_20_Emphasis">Next Steps:</text:span> Proceeding to <text:span text:style-name="Strong_20_Emphasis">Article XVII – Democratic Institutions</text:span> or continuing support materials such as a citizen toolkit, infographic, or constitutional ratification pl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31T18:14:18.188849684</meta:creation-date>
    <dc:date>2025-07-31T18:14:38.486842238</dc:date>
    <dc:creator>Peter Glen</dc:creator>
    <meta:editing-duration>PT21S</meta:editing-duration>
    <meta:editing-cycles>1</meta:editing-cycles>
    <meta:document-statistic meta:table-count="0" meta:image-count="0" meta:object-count="0" meta:page-count="3" meta:paragraph-count="34" meta:word-count="639" meta:character-count="4591" meta:non-whitespace-character-count="3978"/>
    <meta:generator>LibreOffice/7.3.7.2$Linux_X86_64 LibreOffice_project/30$Build-2</meta:generator>
  </office:meta>
</office:document-meta>
</file>